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2cm" fo:min-width="7.5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4.186cm"/>
    </style:style>
    <style:style style:name="gr3" style:family="graphic" style:parent-style-name="standard">
      <style:graphic-properties svg:stroke-color="#0369a3" draw:fill-color="#0369a3" draw:textarea-horizontal-align="justify" draw:textarea-vertical-align="middle" draw:auto-grow-height="false" fo:min-height="0.2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color="#fc5c00" draw:fill-color="#fc5c00" draw:textarea-horizontal-align="justify" draw:textarea-vertical-align="middle" draw:auto-grow-height="false" fo:min-height="0.21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369a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c5c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76cm" svg:height="11.5cm" svg:x="8.354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26cm" svg:height="6.7cm" svg:x="10.729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46cm" svg:height="0.653cm" svg:x="13.708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layout" svg:width="0.7cm" svg:height="0.962cm" svg:x="13.699cm" svg:y="10.184cm">
          <draw:text-box>
            <text:p>q</text:p>
          </draw:text-box>
        </draw:frame>
        <draw:custom-shape draw:style-name="gr5" draw:text-style-name="P4" draw:layer="layout" svg:width="0.646cm" svg:height="0.653cm" svg:x="17.008cm" svg:y="10.0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5" draw:layer="layout" svg:x1="14.354cm" svg:y1="9.9cm" svg:x2="17.254cm" svg:y2="9cm">
          <text:p/>
        </draw:line>
        <draw:frame draw:style-name="gr7" draw:text-style-name="P3" draw:layer="layout" svg:width="0.714cm" svg:height="0.962cm" svg:x="15.04cm" svg:y="8.7cm">
          <draw:text-box>
            <text:p>r</text:p>
          </draw:text-box>
        </draw:frame>
        <draw:line draw:style-name="gr8" draw:text-style-name="P5" draw:layer="layout" svg:x1="14.254cm" svg:y1="10.1cm" svg:x2="18.154cm" svg:y2="14cm">
          <text:p/>
        </draw:line>
        <draw:frame draw:style-name="gr9" draw:text-style-name="P3" draw:layer="layout" svg:width="2.2cm" svg:height="1.1cm" svg:x="16.854cm" svg:y="12cm">
          <draw:text-box>
            <text:p>r(1+<text:span text:style-name="T1">ε</text:span>)</text:p>
          </draw:text-box>
        </draw:frame>
        <draw:custom-shape draw:style-name="gr5" draw:text-style-name="P4" draw:layer="layout" svg:width="0.646cm" svg:height="0.653cm" svg:x="19.854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46cm" svg:height="0.653cm" svg:x="15.908cm" svg:y="5.2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46cm" svg:height="0.653cm" svg:x="7.454cm" svg:y="5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46cm" svg:height="0.653cm" svg:x="7.783cm" svg:y="12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1.099cm" svg:height="1.062cm" svg:x="17.501cm" svg:y="10.438cm">
          <draw:text-box>
            <text:p>p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2:55:20.953000000</meta:creation-date>
    <dc:date>2018-09-18T13:15:14.451000000</dc:date>
    <meta:editing-duration>PT1M6S</meta:editing-duration>
    <meta:editing-cycles>1</meta:editing-cycles>
    <meta:document-statistic meta:object-count="14"/>
    <meta:generator>LibreOffice/5.4.2.2$Windows_X86_64 LibreOffice_project/22b09f6418e8c2d508a9eaf86b2399209b0990f4</meta:generator>
  </office:meta>
</office:document-meta>
</file>